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9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row table:style-name="ro1">
          <table:table-cell table:number-columns-repeated="2" office:value-type="string">
            <text:p>acl3qb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core A</text:p>
          </table:table-cell>
          <table:table-cell office:value-type="string">
            <text:p>Score B</text:p>
          </table:table-cell>
          <table:table-cell office:value-type="string">
            <text:p>Total</text:p>
          </table:table-cell>
          <table:table-cell table:number-columns-repeated="2"/>
          <table:table-cell office:value-type="string">
            <text:p>Score A</text:p>
          </table:table-cell>
          <table:table-cell office:value-type="string">
            <text:p>Score B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ahg3de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string">
            <text:p>acl3qb</text:p>
          </table:table-cell>
          <table:table-cell table:formula="of:=SUMIF([.$A$1:.$A$1250];[.F2];[.$C$1:.$C$1250])" office:value-type="float" office:value="306">
            <text:p>306</text:p>
          </table:table-cell>
          <table:table-cell table:formula="of:=SUMIF([.$B$1:.$B$1250];[.F2];[.$D$1:.$D$1250])" office:value-type="float" office:value="335">
            <text:p>335</text:p>
          </table:table-cell>
          <table:table-cell table:formula="of:=SUM([.G2:.H2])" office:value-type="float" office:value="641">
            <text:p>641</text:p>
          </table:table-cell>
          <table:table-cell/>
          <table:table-cell office:value-type="string">
            <text:p>jes3cu</text:p>
          </table:table-cell>
          <table:table-cell office:value-type="float" office:value="334">
            <text:p>334</text:p>
          </table:table-cell>
          <table:table-cell office:value-type="float" office:value="340">
            <text:p>340</text:p>
          </table:table-cell>
          <table:table-cell office:value-type="float" office:value="674">
            <text:p>674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Ahr7e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hg3de</text:p>
          </table:table-cell>
          <table:table-cell table:formula="of:=SUMIF([.$A$1:.$A$1250];[.F3];[.$C$1:.$C$1250])" office:value-type="float" office:value="313">
            <text:p>313</text:p>
          </table:table-cell>
          <table:table-cell table:formula="of:=SUMIF([.$B$1:.$B$1250];[.F3];[.$D$1:.$D$1250])" office:value-type="float" office:value="280">
            <text:p>280</text:p>
          </table:table-cell>
          <table:table-cell table:formula="of:=SUM([.G3:.H3])" office:value-type="float" office:value="593">
            <text:p>593</text:p>
          </table:table-cell>
          <table:table-cell/>
          <table:table-cell office:value-type="string">
            <text:p>jw6dz</text:p>
          </table:table-cell>
          <table:table-cell office:value-type="float" office:value="357">
            <text:p>357</text:p>
          </table:table-cell>
          <table:table-cell office:value-type="float" office:value="302">
            <text:p>302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ahy9ng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Ahr7ee</text:p>
          </table:table-cell>
          <table:table-cell table:formula="of:=SUMIF([.$A$1:.$A$1250];[.F4];[.$C$1:.$C$1250])" office:value-type="float" office:value="304">
            <text:p>304</text:p>
          </table:table-cell>
          <table:table-cell table:formula="of:=SUMIF([.$B$1:.$B$1250];[.F4];[.$D$1:.$D$1250])" office:value-type="float" office:value="333">
            <text:p>333</text:p>
          </table:table-cell>
          <table:table-cell table:formula="of:=SUM([.G4:.H4])" office:value-type="float" office:value="637">
            <text:p>637</text:p>
          </table:table-cell>
          <table:table-cell/>
          <table:table-cell office:value-type="string">
            <text:p>acl3qb</text:p>
          </table:table-cell>
          <table:table-cell office:value-type="float" office:value="306">
            <text:p>306</text:p>
          </table:table-cell>
          <table:table-cell office:value-type="float" office:value="335">
            <text:p>335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hy9ng</text:p>
          </table:table-cell>
          <table:table-cell table:formula="of:=SUMIF([.$A$1:.$A$1250];[.F5];[.$C$1:.$C$1250])" office:value-type="float" office:value="248">
            <text:p>248</text:p>
          </table:table-cell>
          <table:table-cell table:formula="of:=SUMIF([.$B$1:.$B$1250];[.F5];[.$D$1:.$D$1250])" office:value-type="float" office:value="275">
            <text:p>275</text:p>
          </table:table-cell>
          <table:table-cell table:formula="of:=SUM([.G5:.H5])" office:value-type="float" office:value="523">
            <text:p>523</text:p>
          </table:table-cell>
          <table:table-cell/>
          <table:table-cell office:value-type="string">
            <text:p>Ahr7ee</text:p>
          </table:table-cell>
          <table:table-cell office:value-type="float" office:value="304">
            <text:p>304</text:p>
          </table:table-cell>
          <table:table-cell office:value-type="float" office:value="333">
            <text:p>333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bcp7cc_negotiator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string">
            <text:p>aru5mf</text:p>
          </table:table-cell>
          <table:table-cell table:formula="of:=SUMIF([.$A$1:.$A$1250];[.F6];[.$C$1:.$C$1250])" office:value-type="float" office:value="281">
            <text:p>281</text:p>
          </table:table-cell>
          <table:table-cell table:formula="of:=SUMIF([.$B$1:.$B$1250];[.F6];[.$D$1:.$D$1250])" office:value-type="float" office:value="212">
            <text:p>212</text:p>
          </table:table-cell>
          <table:table-cell table:formula="of:=SUM([.G6:.H6])" office:value-type="float" office:value="493">
            <text:p>493</text:p>
          </table:table-cell>
          <table:table-cell/>
          <table:table-cell office:value-type="string">
            <text:p>stn4at</text:p>
          </table:table-cell>
          <table:table-cell office:value-type="float" office:value="333">
            <text:p>333</text:p>
          </table:table-cell>
          <table:table-cell office:value-type="float" office:value="295">
            <text:p>295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bmh5w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cp7cc_negotiator</text:p>
          </table:table-cell>
          <table:table-cell table:formula="of:=SUMIF([.$A$1:.$A$1250];[.F7];[.$C$1:.$C$1250])" office:value-type="float" office:value="342">
            <text:p>342</text:p>
          </table:table-cell>
          <table:table-cell table:formula="of:=SUMIF([.$B$1:.$B$1250];[.F7];[.$D$1:.$D$1250])" office:value-type="float" office:value="279">
            <text:p>279</text:p>
          </table:table-cell>
          <table:table-cell table:formula="of:=SUM([.G7:.H7])" office:value-type="float" office:value="621">
            <text:p>621</text:p>
          </table:table-cell>
          <table:table-cell/>
          <table:table-cell office:value-type="string">
            <text:p>erc7as</text:p>
          </table:table-cell>
          <table:table-cell office:value-type="float" office:value="307">
            <text:p>307</text:p>
          </table:table-cell>
          <table:table-cell office:value-type="float" office:value="318">
            <text:p>318</text:p>
          </table:table-cell>
          <table:table-cell office:value-type="float" office:value="625">
            <text:p>625</text:p>
          </table:table-cell>
        </table:table-row>
        <table:table-row table:style-name="ro2">
          <table:table-cell office:value-type="string">
            <text:p>acl3qb</text:p>
          </table:table-cell>
          <table:table-cell office:value-type="string">
            <text:p>cmd3az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mh5wx</text:p>
          </table:table-cell>
          <table:table-cell table:formula="of:=SUMIF([.$A$1:.$A$1250];[.F8];[.$C$1:.$C$1250])" office:value-type="float" office:value="310">
            <text:p>310</text:p>
          </table:table-cell>
          <table:table-cell table:formula="of:=SUMIF([.$B$1:.$B$1250];[.F8];[.$D$1:.$D$1250])" office:value-type="float" office:value="255">
            <text:p>255</text:p>
          </table:table-cell>
          <table:table-cell table:formula="of:=SUM([.G8:.H8])" office:value-type="float" office:value="565">
            <text:p>565</text:p>
          </table:table-cell>
          <table:table-cell/>
          <table:table-cell office:value-type="string">
            <text:p>LilBullystin</text:p>
          </table:table-cell>
          <table:table-cell office:value-type="float" office:value="360">
            <text:p>360</text:p>
          </table:table-cell>
          <table:table-cell office:value-type="float" office:value="264">
            <text:p>264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ctr3sf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md3az</text:p>
          </table:table-cell>
          <table:table-cell table:formula="of:=SUMIF([.$A$1:.$A$1250];[.F9];[.$C$1:.$C$1250])" office:value-type="float" office:value="225">
            <text:p>225</text:p>
          </table:table-cell>
          <table:table-cell table:formula="of:=SUMIF([.$B$1:.$B$1250];[.F9];[.$D$1:.$D$1250])" office:value-type="float" office:value="242">
            <text:p>242</text:p>
          </table:table-cell>
          <table:table-cell table:formula="of:=SUM([.G9:.H9])" office:value-type="float" office:value="467">
            <text:p>467</text:p>
          </table:table-cell>
          <table:table-cell/>
          <table:table-cell office:value-type="string">
            <text:p>jr3fs</text:p>
          </table:table-cell>
          <table:table-cell office:value-type="float" office:value="336">
            <text:p>336</text:p>
          </table:table-cell>
          <table:table-cell office:value-type="float" office:value="287">
            <text:p>287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drs5ma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string">
            <text:p>ctr3sf</text:p>
          </table:table-cell>
          <table:table-cell table:formula="of:=SUMIF([.$A$1:.$A$1250];[.F10];[.$C$1:.$C$1250])" office:value-type="float" office:value="214">
            <text:p>214</text:p>
          </table:table-cell>
          <table:table-cell table:formula="of:=SUMIF([.$B$1:.$B$1250];[.F10];[.$D$1:.$D$1250])" office:value-type="float" office:value="233">
            <text:p>233</text:p>
          </table:table-cell>
          <table:table-cell table:formula="of:=SUM([.G10:.H10])" office:value-type="float" office:value="447">
            <text:p>447</text:p>
          </table:table-cell>
          <table:table-cell/>
          <table:table-cell office:value-type="string">
            <text:p>bcp7cc_negotiator</text:p>
          </table:table-cell>
          <table:table-cell office:value-type="float" office:value="342">
            <text:p>342</text:p>
          </table:table-cell>
          <table:table-cell office:value-type="float" office:value="279">
            <text:p>279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dtw8h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s5ma</text:p>
          </table:table-cell>
          <table:table-cell table:formula="of:=SUMIF([.$A$1:.$A$1250];[.F11];[.$C$1:.$C$1250])" office:value-type="float" office:value="313">
            <text:p>313</text:p>
          </table:table-cell>
          <table:table-cell table:formula="of:=SUMIF([.$B$1:.$B$1250];[.F11];[.$D$1:.$D$1250])" office:value-type="float" office:value="272">
            <text:p>272</text:p>
          </table:table-cell>
          <table:table-cell table:formula="of:=SUM([.G11:.H11])" office:value-type="float" office:value="585">
            <text:p>585</text:p>
          </table:table-cell>
          <table:table-cell/>
          <table:table-cell office:value-type="string">
            <text:p>sc2pu</text:p>
          </table:table-cell>
          <table:table-cell office:value-type="float" office:value="315">
            <text:p>315</text:p>
          </table:table-cell>
          <table:table-cell office:value-type="float" office:value="295">
            <text:p>295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emr8y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tw8hn</text:p>
          </table:table-cell>
          <table:table-cell table:formula="of:=SUMIF([.$A$1:.$A$1250];[.F12];[.$C$1:.$C$1250])" office:value-type="float" office:value="216">
            <text:p>216</text:p>
          </table:table-cell>
          <table:table-cell table:formula="of:=SUMIF([.$B$1:.$B$1250];[.F12];[.$D$1:.$D$1250])" office:value-type="float" office:value="239">
            <text:p>239</text:p>
          </table:table-cell>
          <table:table-cell table:formula="of:=SUM([.G12:.H12])" office:value-type="float" office:value="455">
            <text:p>455</text:p>
          </table:table-cell>
          <table:table-cell/>
          <table:table-cell office:value-type="string">
            <text:p>yx4qu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erc7a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emr8ye</text:p>
          </table:table-cell>
          <table:table-cell table:formula="of:=SUMIF([.$A$1:.$A$1250];[.F13];[.$C$1:.$C$1250])" office:value-type="float" office:value="158">
            <text:p>158</text:p>
          </table:table-cell>
          <table:table-cell table:formula="of:=SUMIF([.$B$1:.$B$1250];[.F13];[.$D$1:.$D$1250])" office:value-type="float" office:value="104">
            <text:p>104</text:p>
          </table:table-cell>
          <table:table-cell table:formula="of:=SUM([.G13:.H13])" office:value-type="float" office:value="262">
            <text:p>262</text:p>
          </table:table-cell>
          <table:table-cell/>
          <table:table-cell office:value-type="string">
            <text:p>mc4xf</text:p>
          </table:table-cell>
          <table:table-cell office:value-type="float" office:value="306">
            <text:p>306</text:p>
          </table:table-cell>
          <table:table-cell office:value-type="float" office:value="295">
            <text:p>295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fc5f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rc7as</text:p>
          </table:table-cell>
          <table:table-cell table:formula="of:=SUMIF([.$A$1:.$A$1250];[.F14];[.$C$1:.$C$1250])" office:value-type="float" office:value="307">
            <text:p>307</text:p>
          </table:table-cell>
          <table:table-cell table:formula="of:=SUMIF([.$B$1:.$B$1250];[.F14];[.$D$1:.$D$1250])" office:value-type="float" office:value="318">
            <text:p>318</text:p>
          </table:table-cell>
          <table:table-cell table:formula="of:=SUM([.G14:.H14])" office:value-type="float" office:value="625">
            <text:p>625</text:p>
          </table:table-cell>
          <table:table-cell/>
          <table:table-cell office:value-type="string">
            <text:p>jab7qb</text:p>
          </table:table-cell>
          <table:table-cell office:value-type="float" office:value="293">
            <text:p>293</text:p>
          </table:table-cell>
          <table:table-cell office:value-type="float" office:value="302">
            <text:p>302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gkr6s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c5fz</text:p>
          </table:table-cell>
          <table:table-cell table:formula="of:=SUMIF([.$A$1:.$A$1250];[.F15];[.$C$1:.$C$1250])" office:value-type="float" office:value="263">
            <text:p>263</text:p>
          </table:table-cell>
          <table:table-cell table:formula="of:=SUMIF([.$B$1:.$B$1250];[.F15];[.$D$1:.$D$1250])" office:value-type="float" office:value="271">
            <text:p>271</text:p>
          </table:table-cell>
          <table:table-cell table:formula="of:=SUM([.G15:.H15])" office:value-type="float" office:value="534">
            <text:p>534</text:p>
          </table:table-cell>
          <table:table-cell/>
          <table:table-cell office:value-type="string">
            <text:p>ahg3de</text:p>
          </table:table-cell>
          <table:table-cell office:value-type="float" office:value="313">
            <text:p>313</text:p>
          </table:table-cell>
          <table:table-cell office:value-type="float" office:value="280">
            <text:p>280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ho2e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kr6sy</text:p>
          </table:table-cell>
          <table:table-cell table:formula="of:=SUMIF([.$A$1:.$A$1250];[.F16];[.$C$1:.$C$1250])" office:value-type="float" office:value="242">
            <text:p>242</text:p>
          </table:table-cell>
          <table:table-cell table:formula="of:=SUMIF([.$B$1:.$B$1250];[.F16];[.$D$1:.$D$1250])" office:value-type="float" office:value="290">
            <text:p>290</text:p>
          </table:table-cell>
          <table:table-cell table:formula="of:=SUM([.G16:.H16])" office:value-type="float" office:value="532">
            <text:p>532</text:p>
          </table:table-cell>
          <table:table-cell/>
          <table:table-cell office:value-type="string">
            <text:p>drs5ma</text:p>
          </table:table-cell>
          <table:table-cell office:value-type="float" office:value="313">
            <text:p>313</text:p>
          </table:table-cell>
          <table:table-cell office:value-type="float" office:value="272">
            <text:p>272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ho2es</text:p>
          </table:table-cell>
          <table:table-cell table:formula="of:=SUMIF([.$A$1:.$A$1250];[.F17];[.$C$1:.$C$1250])" office:value-type="float" office:value="169">
            <text:p>169</text:p>
          </table:table-cell>
          <table:table-cell table:formula="of:=SUMIF([.$B$1:.$B$1250];[.F17];[.$D$1:.$D$1250])" office:value-type="float" office:value="130">
            <text:p>130</text:p>
          </table:table-cell>
          <table:table-cell table:formula="of:=SUM([.G17:.H17])" office:value-type="float" office:value="299">
            <text:p>299</text:p>
          </table:table-cell>
          <table:table-cell/>
          <table:table-cell office:value-type="string">
            <text:p>phl2ds</text:p>
          </table:table-cell>
          <table:table-cell office:value-type="float" office:value="297">
            <text:p>297</text:p>
          </table:table-cell>
          <table:table-cell office:value-type="float" office:value="281">
            <text:p>281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jes3c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jab7qb</text:p>
          </table:table-cell>
          <table:table-cell table:formula="of:=SUMIF([.$A$1:.$A$1250];[.F18];[.$C$1:.$C$1250])" office:value-type="float" office:value="293">
            <text:p>293</text:p>
          </table:table-cell>
          <table:table-cell table:formula="of:=SUMIF([.$B$1:.$B$1250];[.F18];[.$D$1:.$D$1250])" office:value-type="float" office:value="302">
            <text:p>302</text:p>
          </table:table-cell>
          <table:table-cell table:formula="of:=SUM([.G18:.H18])" office:value-type="float" office:value="595">
            <text:p>595</text:p>
          </table:table-cell>
          <table:table-cell/>
          <table:table-cell office:value-type="string">
            <text:p>jlc2xf</text:p>
          </table:table-cell>
          <table:table-cell office:value-type="float" office:value="292">
            <text:p>292</text:p>
          </table:table-cell>
          <table:table-cell office:value-type="float" office:value="280">
            <text:p>280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jlc2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jes3cu</text:p>
          </table:table-cell>
          <table:table-cell table:formula="of:=SUMIF([.$A$1:.$A$1250];[.F19];[.$C$1:.$C$1250])" office:value-type="float" office:value="334">
            <text:p>334</text:p>
          </table:table-cell>
          <table:table-cell table:formula="of:=SUMIF([.$B$1:.$B$1250];[.F19];[.$D$1:.$D$1250])" office:value-type="float" office:value="340">
            <text:p>340</text:p>
          </table:table-cell>
          <table:table-cell table:formula="of:=SUM([.G19:.H19])" office:value-type="float" office:value="674">
            <text:p>674</text:p>
          </table:table-cell>
          <table:table-cell/>
          <table:table-cell office:value-type="string">
            <text:p>bmh5wx</text:p>
          </table:table-cell>
          <table:table-cell office:value-type="float" office:value="310">
            <text:p>310</text:p>
          </table:table-cell>
          <table:table-cell office:value-type="float" office:value="255">
            <text:p>255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jmh2bj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jlc2xf</text:p>
          </table:table-cell>
          <table:table-cell table:formula="of:=SUMIF([.$A$1:.$A$1250];[.F20];[.$C$1:.$C$1250])" office:value-type="float" office:value="292">
            <text:p>292</text:p>
          </table:table-cell>
          <table:table-cell table:formula="of:=SUMIF([.$B$1:.$B$1250];[.F20];[.$D$1:.$D$1250])" office:value-type="float" office:value="280">
            <text:p>280</text:p>
          </table:table-cell>
          <table:table-cell table:formula="of:=SUM([.G20:.H20])" office:value-type="float" office:value="572">
            <text:p>572</text:p>
          </table:table-cell>
          <table:table-cell/>
          <table:table-cell office:value-type="string">
            <text:p>nab8kd</text:p>
          </table:table-cell>
          <table:table-cell office:value-type="float" office:value="297">
            <text:p>297</text:p>
          </table:table-cell>
          <table:table-cell office:value-type="float" office:value="266">
            <text:p>266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jr3fs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jmh2bj</text:p>
          </table:table-cell>
          <table:table-cell table:formula="of:=SUMIF([.$A$1:.$A$1250];[.F21];[.$C$1:.$C$1250])" office:value-type="float" office:value="301">
            <text:p>301</text:p>
          </table:table-cell>
          <table:table-cell table:formula="of:=SUMIF([.$B$1:.$B$1250];[.F21];[.$D$1:.$D$1250])" office:value-type="float" office:value="236">
            <text:p>236</text:p>
          </table:table-cell>
          <table:table-cell table:formula="of:=SUM([.G21:.H21])" office:value-type="float" office:value="537">
            <text:p>537</text:p>
          </table:table-cell>
          <table:table-cell/>
          <table:table-cell office:value-type="string">
            <text:p>mah3xy</text:p>
          </table:table-cell>
          <table:table-cell office:value-type="float" office:value="294">
            <text:p>294</text:p>
          </table:table-cell>
          <table:table-cell office:value-type="float" office:value="265">
            <text:p>265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jw6dz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jr3fs</text:p>
          </table:table-cell>
          <table:table-cell table:formula="of:=SUMIF([.$A$1:.$A$1250];[.F22];[.$C$1:.$C$1250])" office:value-type="float" office:value="336">
            <text:p>336</text:p>
          </table:table-cell>
          <table:table-cell table:formula="of:=SUMIF([.$B$1:.$B$1250];[.F22];[.$D$1:.$D$1250])" office:value-type="float" office:value="287">
            <text:p>287</text:p>
          </table:table-cell>
          <table:table-cell table:formula="of:=SUM([.G22:.H22])" office:value-type="float" office:value="623">
            <text:p>623</text:p>
          </table:table-cell>
          <table:table-cell/>
          <table:table-cell office:value-type="string">
            <text:p>tml3cf</text:p>
          </table:table-cell>
          <table:table-cell office:value-type="float" office:value="356">
            <text:p>356</text:p>
          </table:table-cell>
          <table:table-cell office:value-type="float" office:value="201">
            <text:p>201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kch8qx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jw6dz</text:p>
          </table:table-cell>
          <table:table-cell table:formula="of:=SUMIF([.$A$1:.$A$1250];[.F23];[.$C$1:.$C$1250])" office:value-type="float" office:value="357">
            <text:p>357</text:p>
          </table:table-cell>
          <table:table-cell table:formula="of:=SUMIF([.$B$1:.$B$1250];[.F23];[.$D$1:.$D$1250])" office:value-type="float" office:value="302">
            <text:p>302</text:p>
          </table:table-cell>
          <table:table-cell table:formula="of:=SUM([.G23:.H23])" office:value-type="float" office:value="659">
            <text:p>659</text:p>
          </table:table-cell>
          <table:table-cell/>
          <table:table-cell office:value-type="string">
            <text:p>zls2cn</text:p>
          </table:table-cell>
          <table:table-cell office:value-type="float" office:value="271">
            <text:p>271</text:p>
          </table:table-cell>
          <table:table-cell office:value-type="float" office:value="286">
            <text:p>286</text:p>
          </table:table-cell>
          <table:table-cell office:value-type="float" office:value="557">
            <text:p>557</text:p>
          </table:table-cell>
        </table:table-row>
        <table:table-row table:style-name="ro2">
          <table:table-cell office:value-type="string">
            <text:p>acl3qb</text:p>
          </table:table-cell>
          <table:table-cell office:value-type="string">
            <text:p>LilBullysti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ch8qx</text:p>
          </table:table-cell>
          <table:table-cell table:formula="of:=SUMIF([.$A$1:.$A$1250];[.F24];[.$C$1:.$C$1250])" office:value-type="float" office:value="311">
            <text:p>311</text:p>
          </table:table-cell>
          <table:table-cell table:formula="of:=SUMIF([.$B$1:.$B$1250];[.F24];[.$D$1:.$D$1250])" office:value-type="float" office:value="233">
            <text:p>233</text:p>
          </table:table-cell>
          <table:table-cell table:formula="of:=SUM([.G24:.H24])" office:value-type="float" office:value="544">
            <text:p>544</text:p>
          </table:table-cell>
          <table:table-cell/>
          <table:table-cell office:value-type="string">
            <text:p>kch8qx</text:p>
          </table:table-cell>
          <table:table-cell office:value-type="float" office:value="311">
            <text:p>311</text:p>
          </table:table-cell>
          <table:table-cell office:value-type="float" office:value="233">
            <text:p>233</text:p>
          </table:table-cell>
          <table:table-cell office:value-type="float" office:value="544">
            <text:p>544</text:p>
          </table:table-cell>
        </table:table-row>
        <table:table-row table:style-name="ro2">
          <table:table-cell office:value-type="string">
            <text:p>acl3qb</text:p>
          </table:table-cell>
          <table:table-cell office:value-type="string">
            <text:p>mah3x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LilBullystin</text:p>
          </table:table-cell>
          <table:table-cell table:formula="of:=SUMIF([.$A$1:.$A$1250];[.F25];[.$C$1:.$C$1250])" office:value-type="float" office:value="360">
            <text:p>360</text:p>
          </table:table-cell>
          <table:table-cell table:formula="of:=SUMIF([.$B$1:.$B$1250];[.F25];[.$D$1:.$D$1250])" office:value-type="float" office:value="264">
            <text:p>264</text:p>
          </table:table-cell>
          <table:table-cell table:formula="of:=SUM([.G25:.H25])" office:value-type="float" office:value="624">
            <text:p>624</text:p>
          </table:table-cell>
          <table:table-cell/>
          <table:table-cell office:value-type="string">
            <text:p>jmh2bj</text:p>
          </table:table-cell>
          <table:table-cell office:value-type="float" office:value="301">
            <text:p>301</text:p>
          </table:table-cell>
          <table:table-cell office:value-type="float" office:value="236">
            <text:p>236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mc4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ah3xy</text:p>
          </table:table-cell>
          <table:table-cell table:formula="of:=SUMIF([.$A$1:.$A$1250];[.F26];[.$C$1:.$C$1250])" office:value-type="float" office:value="294">
            <text:p>294</text:p>
          </table:table-cell>
          <table:table-cell table:formula="of:=SUMIF([.$B$1:.$B$1250];[.F26];[.$D$1:.$D$1250])" office:value-type="float" office:value="265">
            <text:p>265</text:p>
          </table:table-cell>
          <table:table-cell table:formula="of:=SUM([.G26:.H26])" office:value-type="float" office:value="559">
            <text:p>559</text:p>
          </table:table-cell>
          <table:table-cell/>
          <table:table-cell office:value-type="string">
            <text:p>fc5fz</text:p>
          </table:table-cell>
          <table:table-cell office:value-type="float" office:value="263">
            <text:p>263</text:p>
          </table:table-cell>
          <table:table-cell office:value-type="float" office:value="271">
            <text:p>271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c4xf</text:p>
          </table:table-cell>
          <table:table-cell table:formula="of:=SUMIF([.$A$1:.$A$1250];[.F27];[.$C$1:.$C$1250])" office:value-type="float" office:value="306">
            <text:p>306</text:p>
          </table:table-cell>
          <table:table-cell table:formula="of:=SUMIF([.$B$1:.$B$1250];[.F27];[.$D$1:.$D$1250])" office:value-type="float" office:value="295">
            <text:p>295</text:p>
          </table:table-cell>
          <table:table-cell table:formula="of:=SUM([.G27:.H27])" office:value-type="float" office:value="601">
            <text:p>601</text:p>
          </table:table-cell>
          <table:table-cell/>
          <table:table-cell office:value-type="string">
            <text:p>gkr6sy</text:p>
          </table:table-cell>
          <table:table-cell office:value-type="float" office:value="242">
            <text:p>242</text:p>
          </table:table-cell>
          <table:table-cell office:value-type="float" office:value="290">
            <text:p>290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nab8kd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string">
            <text:p>mjs5gw</text:p>
          </table:table-cell>
          <table:table-cell table:formula="of:=SUMIF([.$A$1:.$A$1250];[.F28];[.$C$1:.$C$1250])" office:value-type="float" office:value="62">
            <text:p>62</text:p>
          </table:table-cell>
          <table:table-cell table:formula="of:=SUMIF([.$B$1:.$B$1250];[.F28];[.$D$1:.$D$1250])" office:value-type="float" office:value="309">
            <text:p>309</text:p>
          </table:table-cell>
          <table:table-cell table:formula="of:=SUM([.G28:.H28])" office:value-type="float" office:value="371">
            <text:p>371</text:p>
          </table:table-cell>
          <table:table-cell/>
          <table:table-cell office:value-type="string">
            <text:p>ahy9ng</text:p>
          </table:table-cell>
          <table:table-cell office:value-type="float" office:value="248">
            <text:p>248</text:p>
          </table:table-cell>
          <table:table-cell office:value-type="float" office:value="275">
            <text:p>275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phl2d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nab8kd</text:p>
          </table:table-cell>
          <table:table-cell table:formula="of:=SUMIF([.$A$1:.$A$1250];[.F29];[.$C$1:.$C$1250])" office:value-type="float" office:value="297">
            <text:p>297</text:p>
          </table:table-cell>
          <table:table-cell table:formula="of:=SUMIF([.$B$1:.$B$1250];[.F29];[.$D$1:.$D$1250])" office:value-type="float" office:value="266">
            <text:p>266</text:p>
          </table:table-cell>
          <table:table-cell table:formula="of:=SUM([.G29:.H29])" office:value-type="float" office:value="563">
            <text:p>563</text:p>
          </table:table-cell>
          <table:table-cell/>
          <table:table-cell office:value-type="string">
            <text:p>yn9sa</text:p>
          </table:table-cell>
          <table:table-cell office:value-type="float" office:value="299">
            <text:p>299</text:p>
          </table:table-cell>
          <table:table-cell office:value-type="float" office:value="220">
            <text:p>220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sc2p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hl2ds</text:p>
          </table:table-cell>
          <table:table-cell table:formula="of:=SUMIF([.$A$1:.$A$1250];[.F30];[.$C$1:.$C$1250])" office:value-type="float" office:value="297">
            <text:p>297</text:p>
          </table:table-cell>
          <table:table-cell table:formula="of:=SUMIF([.$B$1:.$B$1250];[.F30];[.$D$1:.$D$1250])" office:value-type="float" office:value="281">
            <text:p>281</text:p>
          </table:table-cell>
          <table:table-cell table:formula="of:=SUM([.G30:.H30])" office:value-type="float" office:value="578">
            <text:p>578</text:p>
          </table:table-cell>
          <table:table-cell/>
          <table:table-cell office:value-type="string">
            <text:p>aru5mf</text:p>
          </table:table-cell>
          <table:table-cell office:value-type="float" office:value="281">
            <text:p>281</text:p>
          </table:table-cell>
          <table:table-cell office:value-type="float" office:value="212">
            <text:p>212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slm2eh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sc2pu</text:p>
          </table:table-cell>
          <table:table-cell table:formula="of:=SUMIF([.$A$1:.$A$1250];[.F31];[.$C$1:.$C$1250])" office:value-type="float" office:value="315">
            <text:p>315</text:p>
          </table:table-cell>
          <table:table-cell table:formula="of:=SUMIF([.$B$1:.$B$1250];[.F31];[.$D$1:.$D$1250])" office:value-type="float" office:value="295">
            <text:p>295</text:p>
          </table:table-cell>
          <table:table-cell table:formula="of:=SUM([.G31:.H31])" office:value-type="float" office:value="610">
            <text:p>610</text:p>
          </table:table-cell>
          <table:table-cell/>
          <table:table-cell office:value-type="string">
            <text:p>cmd3az</text:p>
          </table:table-cell>
          <table:table-cell office:value-type="float" office:value="225">
            <text:p>225</text:p>
          </table:table-cell>
          <table:table-cell office:value-type="float" office:value="242">
            <text:p>242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stn4a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lm2eh</text:p>
          </table:table-cell>
          <table:table-cell table:formula="of:=SUMIF([.$A$1:.$A$1250];[.F32];[.$C$1:.$C$1250])" office:value-type="float" office:value="260">
            <text:p>260</text:p>
          </table:table-cell>
          <table:table-cell table:formula="of:=SUMIF([.$B$1:.$B$1250];[.F32];[.$D$1:.$D$1250])" office:value-type="float" office:value="204">
            <text:p>204</text:p>
          </table:table-cell>
          <table:table-cell table:formula="of:=SUM([.G32:.H32])" office:value-type="float" office:value="464">
            <text:p>464</text:p>
          </table:table-cell>
          <table:table-cell/>
          <table:table-cell office:value-type="string">
            <text:p>slm2eh</text:p>
          </table:table-cell>
          <table:table-cell office:value-type="float" office:value="260">
            <text:p>260</text:p>
          </table:table-cell>
          <table:table-cell office:value-type="float" office:value="204">
            <text:p>204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tml3cf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string">
            <text:p>stn4at</text:p>
          </table:table-cell>
          <table:table-cell table:formula="of:=SUMIF([.$A$1:.$A$1250];[.F33];[.$C$1:.$C$1250])" office:value-type="float" office:value="333">
            <text:p>333</text:p>
          </table:table-cell>
          <table:table-cell table:formula="of:=SUMIF([.$B$1:.$B$1250];[.F33];[.$D$1:.$D$1250])" office:value-type="float" office:value="295">
            <text:p>295</text:p>
          </table:table-cell>
          <table:table-cell table:formula="of:=SUM([.G33:.H33])" office:value-type="float" office:value="628">
            <text:p>628</text:p>
          </table:table-cell>
          <table:table-cell/>
          <table:table-cell office:value-type="string">
            <text:p>dtw8hn</text:p>
          </table:table-cell>
          <table:table-cell office:value-type="float" office:value="216">
            <text:p>216</text:p>
          </table:table-cell>
          <table:table-cell office:value-type="float" office:value="239">
            <text:p>239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yn9sa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ml3cf</text:p>
          </table:table-cell>
          <table:table-cell table:formula="of:=SUMIF([.$A$1:.$A$1250];[.F34];[.$C$1:.$C$1250])" office:value-type="float" office:value="356">
            <text:p>356</text:p>
          </table:table-cell>
          <table:table-cell table:formula="of:=SUMIF([.$B$1:.$B$1250];[.F34];[.$D$1:.$D$1250])" office:value-type="float" office:value="201">
            <text:p>201</text:p>
          </table:table-cell>
          <table:table-cell table:formula="of:=SUM([.G34:.H34])" office:value-type="float" office:value="557">
            <text:p>557</text:p>
          </table:table-cell>
          <table:table-cell/>
          <table:table-cell office:value-type="string">
            <text:p>ctr3sf</text:p>
          </table:table-cell>
          <table:table-cell office:value-type="float" office:value="214">
            <text:p>214</text:p>
          </table:table-cell>
          <table:table-cell office:value-type="float" office:value="233">
            <text:p>233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yx4q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yn9sa</text:p>
          </table:table-cell>
          <table:table-cell table:formula="of:=SUMIF([.$A$1:.$A$1250];[.F35];[.$C$1:.$C$1250])" office:value-type="float" office:value="299">
            <text:p>299</text:p>
          </table:table-cell>
          <table:table-cell table:formula="of:=SUMIF([.$B$1:.$B$1250];[.F35];[.$D$1:.$D$1250])" office:value-type="float" office:value="220">
            <text:p>220</text:p>
          </table:table-cell>
          <table:table-cell table:formula="of:=SUM([.G35:.H35])" office:value-type="float" office:value="519">
            <text:p>519</text:p>
          </table:table-cell>
          <table:table-cell/>
          <table:table-cell office:value-type="string">
            <text:p>mjs5gw</text:p>
          </table:table-cell>
          <table:table-cell office:value-type="float" office:value="62">
            <text:p>62</text:p>
          </table:table-cell>
          <table:table-cell office:value-type="float" office:value="309">
            <text:p>309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acl3qb</text:p>
          </table:table-cell>
          <table:table-cell office:value-type="string">
            <text:p>zls2c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yx4qu</text:p>
          </table:table-cell>
          <table:table-cell table:formula="of:=SUMIF([.$A$1:.$A$1250];[.F36];[.$C$1:.$C$1250])" office:value-type="float" office:value="304">
            <text:p>304</text:p>
          </table:table-cell>
          <table:table-cell table:formula="of:=SUMIF([.$B$1:.$B$1250];[.F36];[.$D$1:.$D$1250])" office:value-type="float" office:value="303">
            <text:p>303</text:p>
          </table:table-cell>
          <table:table-cell table:formula="of:=SUM([.G36:.H36])" office:value-type="float" office:value="607">
            <text:p>607</text:p>
          </table:table-cell>
          <table:table-cell/>
          <table:table-cell office:value-type="string">
            <text:p>ho2es</text:p>
          </table:table-cell>
          <table:table-cell office:value-type="float" office:value="169">
            <text:p>169</text:p>
          </table:table-cell>
          <table:table-cell office:value-type="float" office:value="130">
            <text:p>13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ahg3de</text:p>
          </table:table-cell>
          <table:table-cell office:value-type="string">
            <text:p>acl3q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zls2cn</text:p>
          </table:table-cell>
          <table:table-cell table:formula="of:=SUMIF([.$A$1:.$A$1250];[.F37];[.$C$1:.$C$1250])" office:value-type="float" office:value="271">
            <text:p>271</text:p>
          </table:table-cell>
          <table:table-cell table:formula="of:=SUMIF([.$B$1:.$B$1250];[.F37];[.$D$1:.$D$1250])" office:value-type="float" office:value="286">
            <text:p>286</text:p>
          </table:table-cell>
          <table:table-cell table:formula="of:=SUM([.G37:.H37])" office:value-type="float" office:value="557">
            <text:p>557</text:p>
          </table:table-cell>
          <table:table-cell/>
          <table:table-cell office:value-type="string">
            <text:p>emr8ye</text:p>
          </table:table-cell>
          <table:table-cell office:value-type="float" office:value="158">
            <text:p>158</text:p>
          </table:table-cell>
          <table:table-cell office:value-type="float" office:value="104">
            <text:p>104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table:number-columns-repeated="2" office:value-type="string">
            <text:p>ahg3d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vmk5dw</text:p>
          </table:table-cell>
          <table:table-cell table:formula="of:=SUMIF([.$A$1:.$A$1250];[.F38];[.$C$1:.$C$1250])" office:value-type="float" office:value="30">
            <text:p>30</text:p>
          </table:table-cell>
          <table:table-cell table:formula="of:=SUMIF([.$B$1:.$B$1250];[.F38];[.$D$1:.$D$1250])" office:value-type="float" office:value="0">
            <text:p>0</text:p>
          </table:table-cell>
          <table:table-cell table:formula="of:=SUM([.G38:.H38])" office:value-type="float" office:value="30">
            <text:p>30</text:p>
          </table:table-cell>
          <table:table-cell/>
          <table:table-cell office:value-type="string">
            <text:p>vmk5dw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hg3de</text:p>
          </table:table-cell>
          <table:table-cell office:value-type="string">
            <text:p>Ahr7e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ahy9ng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bcp7cc_negotiator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bmh5w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ctr3s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drs5m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dtw8hn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erc7a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fc5fz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gkr6sy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ho2es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jes3c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jlc2xf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jmh2bj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jw6d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kch8q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LilBullysti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mah3x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mc4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nab8kd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phl2d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sc2p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slm2eh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stn4a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tml3cf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yx4q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ahg3de</text:p>
          </table:table-cell>
          <table:table-cell office:value-type="string">
            <text:p>zls2c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acl3qb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ahg3d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Ahr7e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ahy9ng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aru5m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bcp7cc_negotiator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bmh5wx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cmd3az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ctr3s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drs5m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dtw8h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erc7as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fc5fz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gkr6s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ho2e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jes3c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jlc2xf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jmh2bj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jr3fs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jw6d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kch8q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LilBullystin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mah3x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mc4xf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mjs5gw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nab8kd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phl2d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sc2p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slm2eh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stn4at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tml3c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yn9s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yx4qu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hr7ee</text:p>
          </table:table-cell>
          <table:table-cell office:value-type="string">
            <text:p>zls2c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acl3qb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ahg3de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Ahr7ee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ahy9ng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bcp7cc_negotiato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bmh5w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cmd3az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ctr3s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drs5ma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dtw8hn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erc7as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fc5fz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gkr6sy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ho2e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jab7q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jes3cu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jlc2xf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jmh2bj</text:p>
          </table:table-cell>
          <table:table-cell table:number-columns-repeated="2"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jr3fs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jw6dz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kch8q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LilBullysti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mah3xy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mc4xf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mjs5gw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nab8kd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phl2ds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sc2pu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slm2eh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stn4a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tml3c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yn9s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yx4qu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hy9ng</text:p>
          </table:table-cell>
          <table:table-cell office:value-type="string">
            <text:p>zls2cn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acl3qb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ahg3de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Ahr7e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ahy9ng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bcp7cc_negotiator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bmh5wx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cmd3az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ctr3s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drs5ma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dtw8h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erc7as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fc5fz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gkr6s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ho2es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jes3c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jlc2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jmh2bj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jr3f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jw6dz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kch8q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LilBullyst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mah3x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mc4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mjs5gw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nab8kd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phl2d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sc2p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slm2eh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stn4at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tml3c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yn9sa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yx4q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aru5mf</text:p>
          </table:table-cell>
          <table:table-cell office:value-type="string">
            <text:p>zls2c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acl3q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ahg3d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Ahr7e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ahy9ng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bcp7cc_negotiator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bmh5w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cmd3az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ctr3s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drs5ma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dtw8h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emr8y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erc7a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fc5f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gkr6s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ho2e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jes3c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jlc2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jmh2bj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jr3f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jw6dz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kch8q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LilBullysti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mah3x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mc4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nab8kd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phl2d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sc2p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slm2eh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stn4a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tml3c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yn9s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yx4qu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string">
            <text:p>bcp7cc_negotiator</text:p>
          </table:table-cell>
          <table:table-cell office:value-type="string">
            <text:p>zls2c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acl3q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ahg3d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Ahr7e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ahy9ng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bcp7cc_negotiator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bmh5wx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cmd3az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ctr3s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drs5m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dtw8h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emr8y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erc7a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fc5f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gkr6s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ho2e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jes3c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jlc2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jmh2bj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jr3f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jw6dz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kch8qx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LilBullysti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mah3x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mc4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nab8kd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phl2d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sc2p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slm2e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stn4at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tml3c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yn9s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yx4qu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bmh5wx</text:p>
          </table:table-cell>
          <table:table-cell office:value-type="string">
            <text:p>zls2c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acl3qb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Ahr7e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ahy9ng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bcp7cc_negotiator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bmh5w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cmd3az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ctr3s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drs5ma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dtw8hn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erc7a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gkr6s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ho2e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jes3c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jlc2xf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jmh2bj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jr3f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jw6dz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kch8q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LilBullysti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mah3x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mc4x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mjs5gw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nab8kd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phl2d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sc2pu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slm2eh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stn4a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tml3c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yn9sa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yx4qu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cmd3az</text:p>
          </table:table-cell>
          <table:table-cell office:value-type="string">
            <text:p>zls2c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acl3qb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ahg3de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Ahr7e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ahy9ng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bcp7cc_negotiator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bmh5w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cmd3az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ctr3s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drs5ma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dtw8hn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emr8y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erc7a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fc5fz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gkr6s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ho2e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jab7qb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jes3c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jlc2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jmh2bj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jr3fs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jw6dz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kch8q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LilBullysti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mah3x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mc4xf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mjs5gw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nab8kd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phl2d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sc2pu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slm2eh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stn4a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tml3c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yn9sa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yx4qu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ctr3sf</text:p>
          </table:table-cell>
          <table:table-cell office:value-type="string">
            <text:p>zls2c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acl3q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ahg3d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Ahr7ee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ahy9ng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aru5m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bcp7cc_negotiator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bmh5wx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cmd3az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ctr3sf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drs5m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dtw8h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erc7a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fc5fz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gkr6s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ho2es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jes3c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jlc2xf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jmh2bj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jr3fs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jw6dz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kch8qx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LilBullysti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mah3x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mc4xf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nab8kd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phl2ds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sc2p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slm2eh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stn4a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tml3c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yn9s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yx4q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drs5ma</text:p>
          </table:table-cell>
          <table:table-cell office:value-type="string">
            <text:p>zls2cn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acl3qb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ahg3de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Ahr7e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ahy9ng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aru5m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bcp7cc_negotiator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bmh5wx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cmd3az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ctr3s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drs5ma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dtw8hn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erc7as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gkr6sy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ho2e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jes3c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jlc2xf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jmh2bj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jr3f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jw6dz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kch8q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LilBullysti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mah3xy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mc4xf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mjs5gw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nab8kd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phl2d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sc2pu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slm2eh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stn4at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tml3cf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yn9sa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yx4qu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dtw8hn</text:p>
          </table:table-cell>
          <table:table-cell office:value-type="string">
            <text:p>zls2c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acl3qb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ahg3de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Ahr7ee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ahy9n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aru5m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bcp7cc_negotiator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bmh5wx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cmd3az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ctr3s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drs5ma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dtw8hn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emr8y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erc7a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fc5fz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gkr6sy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ho2es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jab7qb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jes3cu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jlc2x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jmh2bj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jr3fs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jw6dz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kch8qx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LilBullystin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mah3xy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mc4x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mjs5gw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nab8kd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phl2ds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sc2pu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slm2eh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stn4at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tml3cf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yn9sa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yx4q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mr8ye</text:p>
          </table:table-cell>
          <table:table-cell office:value-type="string">
            <text:p>zls2cn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acl3qb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ahg3d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Ahr7e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ahy9ng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bcp7cc_negotiato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bmh5w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cmd3az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ctr3s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drs5m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dtw8h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emr8y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erc7as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fc5fz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gkr6sy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ho2e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jab7qb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jes3c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jlc2xf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jmh2bj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jr3fs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jw6dz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kch8q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LilBullysti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mah3xy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mc4x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mjs5gw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nab8k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phl2d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sc2p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slm2eh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stn4at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tml3c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yn9sa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yx4qu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erc7as</text:p>
          </table:table-cell>
          <table:table-cell office:value-type="string">
            <text:p>zls2c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acl3qb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ahg3d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Ahr7e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ahy9ng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bcp7cc_negotiator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bmh5w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cmd3az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ctr3s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drs5m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emr8y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erc7a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fc5f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gkr6s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ho2e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jes3c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jlc2x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jmh2bj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jr3fs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jw6dz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kch8qx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LilBullystin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mah3x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mc4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nab8kd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phl2d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sc2p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slm2eh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stn4at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tml3c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yn9sa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yx4q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fc5fz</text:p>
          </table:table-cell>
          <table:table-cell office:value-type="string">
            <text:p>zls2c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acl3q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ahg3d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Ahr7ee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ahy9ng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aru5m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bcp7cc_negotiato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bmh5wx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cmd3az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ctr3s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drs5m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dtw8h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emr8y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erc7a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fc5fz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gkr6sy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ho2e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jes3c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jlc2x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jmh2bj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jr3fs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jw6dz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kch8q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LilBullystin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mah3xy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mc4x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mjs5gw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nab8k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phl2ds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sc2p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slm2eh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stn4a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tml3c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yn9sa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yx4qu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gkr6sy</text:p>
          </table:table-cell>
          <table:table-cell office:value-type="string">
            <text:p>zls2c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acl3qb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ahg3de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Ahr7ee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ahy9ng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aru5m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bcp7cc_negotiator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bmh5wx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cmd3az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ctr3s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drs5ma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dtw8hn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emr8y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erc7as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fc5fz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gkr6sy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ho2es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jab7qb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jes3cu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jlc2xf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jmh2bj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jr3f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jw6dz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kch8q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LilBullystin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mah3x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mc4xf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mjs5gw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nab8k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phl2d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sc2pu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slm2eh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stn4a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tml3cf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yn9sa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yx4qu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ho2es</text:p>
          </table:table-cell>
          <table:table-cell office:value-type="string">
            <text:p>zls2cn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acl3q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ahg3d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Ahr7e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ahy9ng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aru5mf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bcp7cc_negotiato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bmh5wx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ctr3sf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drs5ma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dtw8hn</text:p>
          </table:table-cell>
          <table:table-cell table:number-columns-repeated="2"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erc7as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fc5fz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gkr6sy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jes3c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jlc2x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jmh2bj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jr3f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jw6dz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kch8qx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LilBullystin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mah3xy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mc4xf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mjs5gw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nab8kd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phl2ds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sc2pu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slm2e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stn4a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tml3c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yn9s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yx4q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ab7qb</text:p>
          </table:table-cell>
          <table:table-cell office:value-type="string">
            <text:p>zls2cn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acl3qb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ahg3d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Ahr7e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ahy9ng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bcp7cc_negotiato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bmh5w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cmd3az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ctr3s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drs5m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dtw8h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erc7a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fc5fz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gkr6sy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ho2es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jab7qb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jes3c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jlc2xf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jmh2bj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jr3f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jw6dz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kch8q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LilBullysti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mah3xy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mc4x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nab8kd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phl2d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sc2p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slm2eh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stn4at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tml3cf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yn9s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yx4q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es3cu</text:p>
          </table:table-cell>
          <table:table-cell office:value-type="string">
            <text:p>zls2c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acl3q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ahg3de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Ahr7e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ahy9ng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bcp7cc_negotiato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bmh5w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cmd3az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ctr3s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drs5ma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dtw8h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emr8y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erc7a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fc5f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gkr6sy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ho2e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jab7q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jes3c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jlc2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jmh2bj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jr3fs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jw6dz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kch8q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LilBullyst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mc4xf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nab8kd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phl2d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sc2pu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slm2eh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stn4at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tml3c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yn9s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yx4qu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jlc2xf</text:p>
          </table:table-cell>
          <table:table-cell office:value-type="string">
            <text:p>zls2c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acl3qb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ahg3d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Ahr7ee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ahy9ng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aru5m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bcp7cc_negotiato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bmh5wx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cmd3az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ctr3s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drs5m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dtw8hn</text:p>
          </table:table-cell>
          <table:table-cell table:number-columns-repeated="2"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emr8ye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erc7as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fc5fz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gkr6s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ho2e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jab7qb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jes3cu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jlc2xf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jmh2bj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jr3fs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jw6dz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kch8q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LilBullysti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mah3xy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mc4xf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mjs5gw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nab8k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phl2d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sc2p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slm2eh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stn4at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tml3c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yn9s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yx4q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mh2bj</text:p>
          </table:table-cell>
          <table:table-cell office:value-type="string">
            <text:p>zls2c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acl3qb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Ahr7e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ahy9ng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aru5m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bcp7cc_negotiator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bmh5w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cmd3az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ctr3s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drs5ma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dtw8h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emr8ye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erc7a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fc5fz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gkr6s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ho2es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jes3c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jlc2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jmh2bj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jr3fs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jw6d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kch8q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LilBullysti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mah3x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mc4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mjs5gw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nab8kd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phl2d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sc2p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slm2eh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stn4at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tml3c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yn9s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yx4q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r3fs</text:p>
          </table:table-cell>
          <table:table-cell office:value-type="string">
            <text:p>zls2c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acl3q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ahg3d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Ahr7ee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ahy9ng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aru5m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bcp7cc_negotiato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bmh5w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cmd3az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ctr3s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drs5m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dtw8h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emr8ye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erc7a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fc5fz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gkr6s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ho2es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jes3c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jlc2xf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jmh2bj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jr3fs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jw6dz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kch8q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LilBullysti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mah3xy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mc4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nab8k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phl2d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sc2p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slm2eh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stn4a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tml3c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yn9s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yx4q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jw6dz</text:p>
          </table:table-cell>
          <table:table-cell office:value-type="string">
            <text:p>zls2c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acl3qb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ahg3de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Ahr7e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ahy9ng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bcp7cc_negotiato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bmh5w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cmd3az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ctr3s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drs5m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dtw8hn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emr8y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erc7as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fc5f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gkr6s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ho2e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jab7qb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jes3c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jlc2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jmh2bj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jr3fs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jw6dz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kch8q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LilBullysti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mah3x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mc4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mjs5gw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nab8k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phl2d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sc2pu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slm2eh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stn4a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tml3c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yn9s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yx4q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kch8qx</text:p>
          </table:table-cell>
          <table:table-cell office:value-type="string">
            <text:p>zls2c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acl3qb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ahg3d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Ahr7e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ahy9ng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bcp7cc_negotiator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bmh5w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cmd3az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ctr3s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drs5ma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dtw8h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emr8y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erc7as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fc5f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gkr6s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ho2e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jab7qb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jes3c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jlc2x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jmh2bj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jr3f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jw6dz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kch8q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LilBullysti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mc4xf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nab8kd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phl2d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sc2p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slm2eh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stn4a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tml3c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yn9s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yx4q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LilBullystin</text:p>
          </table:table-cell>
          <table:table-cell office:value-type="string">
            <text:p>zls2c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acl3qb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ahg3de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Ahr7e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ahy9ng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bcp7cc_negotiato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bmh5w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cmd3az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ctr3s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drs5m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dtw8hn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emr8y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erc7a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fc5f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gkr6sy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ho2e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jes3c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jlc2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jmh2bj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jr3fs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jw6dz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kch8q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mah3x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mc4xf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nab8kd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phl2d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sc2p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slm2eh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stn4at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tml3c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yn9s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yx4q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mah3xy</text:p>
          </table:table-cell>
          <table:table-cell office:value-type="string">
            <text:p>zls2c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acl3q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ahg3d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Ahr7e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ahy9ng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bcp7cc_negotiator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bmh5w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cmd3az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ctr3sf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drs5ma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dtw8h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erc7as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fc5f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gkr6s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ho2es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jes3c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jlc2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jmh2bj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jr3f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jw6d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kch8q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LilBullystin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mah3x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mc4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mjs5gw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nab8k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phl2d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sc2p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slm2eh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stn4at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tml3c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yn9s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yx4q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mc4xf</text:p>
          </table:table-cell>
          <table:table-cell office:value-type="string">
            <text:p>zls2c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mjs5gw</text:p>
          </table:table-cell>
          <table:table-cell office:value-type="string">
            <text:p>aru5m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mjs5gw</text:p>
          </table:table-cell>
          <table:table-cell office:value-type="string">
            <text:p>ctr3s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mjs5gw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mjs5gw</text:p>
          </table:table-cell>
          <table:table-cell office:value-type="string">
            <text:p>kch8q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mjs5gw</text:p>
          </table:table-cell>
          <table:table-cell office:value-type="string">
            <text:p>phl2d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acl3q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ahg3d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Ahr7e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ahy9ng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aru5m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bcp7cc_negotiato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bmh5wx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cmd3az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ctr3s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drs5m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dtw8hn</text:p>
          </table:table-cell>
          <table:table-cell table:number-columns-repeated="2"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erc7a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fc5f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gkr6sy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ho2e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jes3c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jlc2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jmh2bj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jr3fs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jw6dz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kch8qx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LilBullysti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mah3xy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mc4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nab8kd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phl2d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sc2p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slm2eh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stn4a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tml3cf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yn9s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yx4q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nab8kd</text:p>
          </table:table-cell>
          <table:table-cell office:value-type="string">
            <text:p>zls2c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acl3q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ahg3d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Ahr7e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ahy9ng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bcp7cc_negotiato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bmh5w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cmd3az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ctr3s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drs5m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dtw8h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erc7as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fc5fz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gkr6s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ho2e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jes3c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jlc2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jmh2bj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jr3fs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jw6dz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kch8q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LilBullyst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mah3x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mc4xf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nab8kd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phl2d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sc2p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slm2eh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stn4a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tml3c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yn9sa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yx4qu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phl2ds</text:p>
          </table:table-cell>
          <table:table-cell office:value-type="string">
            <text:p>zls2c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acl3qb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ahg3d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Ahr7ee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ahy9ng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bcp7cc_negotiator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bmh5w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cmd3az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ctr3s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drs5ma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dtw8h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erc7a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fc5f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gkr6s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ho2es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jab7qb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jes3c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jlc2xf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jmh2bj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jr3fs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jw6dz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kch8q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LilBullystin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mah3xy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mc4xf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nab8kd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phl2d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sc2p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slm2eh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stn4at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tml3cf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yn9sa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yx4q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sc2pu</text:p>
          </table:table-cell>
          <table:table-cell office:value-type="string">
            <text:p>zls2c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acl3qb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ahg3d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Ahr7e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ahy9ng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bcp7cc_negotiato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bmh5w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cmd3az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ctr3s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drs5ma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dtw8h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emr8y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erc7as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fc5fz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gkr6sy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ho2e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jab7qb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jes3cu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jlc2x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jmh2bj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jr3fs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jw6dz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kch8qx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LilBullysti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mc4xf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mjs5gw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nab8kd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phl2d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sc2pu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slm2eh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stn4at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tml3c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yn9sa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yx4qu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slm2eh</text:p>
          </table:table-cell>
          <table:table-cell office:value-type="string">
            <text:p>zls2c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acl3qb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ahg3d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Ahr7e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ahy9ng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aru5m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bcp7cc_negotiato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bmh5wx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cmd3az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ctr3sf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drs5m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dtw8h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erc7a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fc5f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gkr6sy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ho2e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jes3c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jlc2xf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jmh2bj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jr3fs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jw6dz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kch8qx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LilBullysti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mah3x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mc4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nab8k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phl2d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sc2p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slm2eh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stn4a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tml3c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yn9s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yx4q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stn4at</text:p>
          </table:table-cell>
          <table:table-cell office:value-type="string">
            <text:p>zls2c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acl3qb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ahg3d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Ahr7e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ahy9ng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bcp7cc_negotiator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bmh5w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cmd3az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ctr3s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drs5m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dtw8h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emr8y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erc7a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fc5f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gkr6sy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ho2e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jab7qb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jes3cu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jlc2x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jmh2bj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jr3f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jw6d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kch8q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LilBullysti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mc4xf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nab8kd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phl2d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sc2p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slm2eh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stn4a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tml3cf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yn9sa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yx4qu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tml3cf</text:p>
          </table:table-cell>
          <table:table-cell office:value-type="string">
            <text:p>zls2c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vmk5dw</text:p>
          </table:table-cell>
          <table:table-cell office:value-type="string">
            <text:p>emr8y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vmk5dw</text:p>
          </table:table-cell>
          <table:table-cell office:value-type="string">
            <text:p>ho2e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acl3q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Ahr7e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ahy9ng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bcp7cc_negotiato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bmh5w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cmd3az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ctr3s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drs5m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dtw8hn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emr8y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erc7a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fc5f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gkr6s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ho2e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jes3c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jlc2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jmh2bj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jr3f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jw6dz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kch8q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LilBullysti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mah3x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mc4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nab8kd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phl2d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sc2p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slm2eh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stn4at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tml3c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yn9s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yx4q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yn9sa</text:p>
          </table:table-cell>
          <table:table-cell office:value-type="string">
            <text:p>zls2c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acl3q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ahg3de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Ahr7e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ahy9ng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aru5m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bcp7cc_negotiato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bmh5w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cmd3az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ctr3s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drs5ma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dtw8hn</text:p>
          </table:table-cell>
          <table:table-cell table:number-columns-repeated="2"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erc7a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fc5f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gkr6sy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ho2es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jes3c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jlc2x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jmh2bj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jr3fs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jw6dz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kch8q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LilBullysti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mah3xy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mc4x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mjs5gw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nab8kd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phl2d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sc2p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slm2eh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stn4at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tml3c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yn9sa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yx4q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yx4qu</text:p>
          </table:table-cell>
          <table:table-cell office:value-type="string">
            <text:p>zls2c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acl3qb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ahg3d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Ahr7e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ahy9ng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aru5m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bcp7cc_negotiato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bmh5w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cmd3az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ctr3s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drs5m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dtw8h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emr8y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erc7as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fc5fz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gkr6s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ho2es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jab7q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jes3c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jlc2xf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jmh2bj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jr3fs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jw6d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kch8qx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LilBullysti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mah3x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mc4xf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mjs5g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nab8k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phl2d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sc2p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slm2eh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stn4at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tml3cf</text:p>
          </table:table-cell>
          <table:table-cell table:number-columns-repeated="2" office:value-type="float" office:value="-5">
            <text:p>-5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yn9s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zls2cn</text:p>
          </table:table-cell>
          <table:table-cell office:value-type="string">
            <text:p>yx4qu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zls2c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K2:Sheet1.N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6T12:53:52</dc:date>
    <dc:creator>Mark </dc:creator>
    <meta:document-statistic meta:table-count="1" meta:cell-count="5302" meta:object-count="0"/>
    <meta:generator>LibreOffice/3.5$Linux_X86_64 LibreOffice_project/350m1$Build-2</meta:generator>
  </office:meta>
</office:document-meta>
</file>